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3.0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41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2"/>
        <table:table-column table:style-name="co4" table:default-cell-style-name="ce3"/>
        <table:table-column table:style-name="co3" table:default-cell-style-name="ce3"/>
        <table:table-row table:style-name="ro1">
          <table:table-cell office:value-type="string">
            <text:p>Tarea</text:p>
          </table:table-cell>
          <table:table-cell table:style-name="Default" office:value-type="string">
            <text:p>Fecha</text:p>
          </table:table-cell>
          <table:table-cell table:style-name="Default" office:value-type="string">
            <text:p>Horas estimadas</text:p>
          </table:table-cell>
          <table:table-cell table:style-name="Default" office:value-type="string">
            <text:p>Horas reales</text:p>
          </table:table-cell>
        </table:table-row>
        <table:table-row table:style-name="ro1">
          <table:table-cell office:value-type="string">
            <text:p>Crear Cuenta GITHUB 1°</text:p>
          </table:table-cell>
          <table:table-cell office:value-type="date" office:date-value="2012-03-16">
            <text:p>16/03/12</text:p>
          </table:table-cell>
          <table:table-cell office:value-type="time" office:time-value="PT00H15M00S">
            <text:p>00:15:00</text:p>
          </table:table-cell>
          <table:table-cell office:value-type="time" office:time-value="PT00H40M00S">
            <text:p>00:40:00</text:p>
          </table:table-cell>
        </table:table-row>
        <table:table-row table:style-name="ro1">
          <table:table-cell office:value-type="string">
            <text:p>Crear Cuenta GITHUB 2°</text:p>
          </table:table-cell>
          <table:table-cell office:value-type="date" office:date-value="2012-03-25">
            <text:p>25/03/12</text:p>
          </table:table-cell>
          <table:table-cell office:value-type="time" office:time-value="PT00H10M00S">
            <text:p>00:10:00</text:p>
          </table:table-cell>
          <table:table-cell office:value-type="time" office:time-value="PT00H05M00S">
            <text:p>00:05:00</text:p>
          </table:table-cell>
        </table:table-row>
        <table:table-row table:style-name="ro1">
          <table:table-cell office:value-type="string">
            <text:p>Resumir Paper No Bullets</text:p>
          </table:table-cell>
          <table:table-cell office:value-type="date" office:date-value="2012-03-22">
            <text:p>22/03/12</text:p>
          </table:table-cell>
          <table:table-cell office:value-type="time" office:time-value="PT00H40M00S">
            <text:p>00:40:00</text:p>
          </table:table-cell>
          <table:table-cell office:value-type="time" office:time-value="PT01H35M00S">
            <text:p>01:35:00</text:p>
          </table:table-cell>
        </table:table-row>
        <table:table-row table:style-name="ro1">
          <table:table-cell office:value-type="string">
            <text:p>Crear carpetas</text:p>
          </table:table-cell>
          <table:table-cell office:value-type="date" office:date-value="2012-03-28">
            <text:p>28/03/12</text:p>
          </table:table-cell>
          <table:table-cell office:value-type="time" office:time-value="PT00H01M00S">
            <text:p>00:01:00</text:p>
          </table:table-cell>
          <table:table-cell office:value-type="time" office:time-value="PT01H00M00S">
            <text:p>01:00:00</text:p>
          </table:table-cell>
        </table:table-row>
        <table:table-row table:style-name="ro1">
          <table:table-cell office:value-type="string">
            <text:p>Correr Pruebas</text:p>
          </table:table-cell>
          <table:table-cell office:value-type="date" office:date-value="2012-03-28">
            <text:p>28/03/12</text:p>
          </table:table-cell>
          <table:table-cell office:value-type="time" office:time-value="PT00H15M00S">
            <text:p>00:15:00</text:p>
          </table:table-cell>
          <table:table-cell office:value-type="time" office:time-value="PT01H35M00S">
            <text:p>01:35:00</text:p>
          </table:table-cell>
        </table:table-row>
        <table:table-row table:style-name="ro1">
          <table:table-cell office:value-type="string">
            <text:p>Commitear</text:p>
          </table:table-cell>
          <table:table-cell office:value-type="date" office:date-value="2012-03-28">
            <text:p>28/03/12</text:p>
          </table:table-cell>
          <table:table-cell table:number-columns-repeated="2" office:value-type="time" office:time-value="PT00H01M00S">
            <text:p>00:01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Resumir Microsoft Solution Framework</text:p>
          </table:table-cell>
          <table:table-cell office:value-type="date" office:date-value="2012-04-07">
            <text:p>07/04/12</text:p>
          </table:table-cell>
          <table:table-cell office:value-type="time" office:time-value="PT03H30M00S">
            <text:p>03:30:00</text:p>
          </table:table-cell>
          <table:table-cell office:value-type="time" office:time-value="PT02H40M00S">
            <text:p>02:40:00</text:p>
          </table:table-cell>
        </table:table-row>
        <table:table-row table:style-name="ro1">
          <table:table-cell table:style-name="ce1" office:value-type="string">
            <text:p>Video Rise and fall of waterfall</text:p>
          </table:table-cell>
          <table:table-cell office:value-type="date" office:date-value="2012-04-08">
            <text:p>08/04/12</text:p>
          </table:table-cell>
          <table:table-cell office:value-type="time" office:time-value="PT00H20M00S">
            <text:p>00:20:00</text:p>
          </table:table-cell>
          <table:table-cell office:value-type="time" office:time-value="PT00H08M00S">
            <text:p>00:08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Ejercicios Ruby</text:p>
          </table:table-cell>
          <table:table-cell office:value-type="date" office:date-value="2012-04-12">
            <text:p>12/04/12</text:p>
          </table:table-cell>
          <table:table-cell office:value-type="time" office:time-value="PT00H30M00S">
            <text:p>00:30:00</text:p>
          </table:table-cell>
          <table:table-cell office:value-type="time" office:time-value="PT00H50M00S">
            <text:p>00:50:00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>
            <text:p>Waterfall vs ágil</text:p>
          </table:table-cell>
          <table:table-cell office:value-type="date" office:date-value="2012-04-14">
            <text:p>14/04/12</text:p>
          </table:table-cell>
          <table:table-cell office:value-type="time" office:time-value="PT00H25M00S">
            <text:p>00:25:00</text:p>
          </table:table-cell>
          <table:table-cell office:value-type="time" office:time-value="PT00H15M00S">
            <text:p>00:15:00</text:p>
          </table:table-cell>
        </table:table-row>
        <table:table-row table:style-name="ro1">
          <table:table-cell table:style-name="ce1" office:value-type="string">
            <text:p>Resumen SCRUM</text:p>
          </table:table-cell>
          <table:table-cell office:value-type="date" office:date-value="2012-04-15">
            <text:p>15/04/12</text:p>
          </table:table-cell>
          <table:table-cell office:value-type="time" office:time-value="PT02H00M00S">
            <text:p>02:00:00</text:p>
          </table:table-cell>
          <table:table-cell office:value-type="time" office:time-value="PT01H30M00S">
            <text:p>01:30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style-name="Default"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16/04/2012</text:date>, <text:time>11:5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4-16T11:59:50</dc:date>
    <meta:editing-duration>PT15M52S</meta:editing-duration>
    <meta:editing-cycles>6</meta:editing-cycles>
    <meta:generator>LibreOffice/3.4$Linux LibreOffice_project/340m1$Build-402</meta:generator>
    <dc:creator>nacho </dc:creator>
    <meta:document-statistic meta:table-count="3" meta:cell-count="48" meta:object-count="0"/>
  </office:meta>
</office:document-meta>
</file>